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e59" officeooo:paragraph-rsid="000cee59"/>
    </style:style>
    <style:style style:name="P2" style:family="paragraph" style:parent-style-name="Standard">
      <style:text-properties officeooo:rsid="000cee59" officeooo:paragraph-rsid="000e7105"/>
    </style:style>
    <style:style style:name="P3" style:family="paragraph" style:parent-style-name="Standard">
      <style:text-properties officeooo:rsid="000cee59" officeooo:paragraph-rsid="00105d8e"/>
    </style:style>
    <style:style style:name="P4" style:family="paragraph" style:parent-style-name="Standard">
      <style:text-properties officeooo:rsid="000cee59" officeooo:paragraph-rsid="0011140e"/>
    </style:style>
    <style:style style:name="P5" style:family="paragraph" style:parent-style-name="Standard">
      <style:text-properties officeooo:rsid="000cee59" officeooo:paragraph-rsid="0011ffe9"/>
    </style:style>
    <style:style style:name="P6" style:family="paragraph" style:parent-style-name="Standard">
      <style:text-properties officeooo:rsid="000cee59" officeooo:paragraph-rsid="001257f5"/>
    </style:style>
    <style:style style:name="P7" style:family="paragraph" style:parent-style-name="Standard">
      <style:text-properties officeooo:rsid="000cee59" officeooo:paragraph-rsid="0012746a"/>
    </style:style>
    <style:style style:name="P8" style:family="paragraph" style:parent-style-name="Standard">
      <style:text-properties officeooo:rsid="000cee59" officeooo:paragraph-rsid="00136ecd"/>
    </style:style>
    <style:style style:name="P9" style:family="paragraph" style:parent-style-name="Standard">
      <style:text-properties officeooo:rsid="000cee59" officeooo:paragraph-rsid="00145e73"/>
    </style:style>
    <style:style style:name="P10" style:family="paragraph" style:parent-style-name="Standard">
      <style:text-properties officeooo:rsid="0011ffe9" officeooo:paragraph-rsid="0011ffe9"/>
    </style:style>
    <style:style style:name="P11" style:family="paragraph" style:parent-style-name="Standard">
      <style:text-properties officeooo:rsid="001447ab" officeooo:paragraph-rsid="001447ab"/>
    </style:style>
    <style:style style:name="T1" style:family="text">
      <style:text-properties officeooo:rsid="000e7105"/>
    </style:style>
    <style:style style:name="T2" style:family="text">
      <style:text-properties officeooo:rsid="000f3f67"/>
    </style:style>
    <style:style style:name="T3" style:family="text">
      <style:text-properties officeooo:rsid="000fa6cf"/>
    </style:style>
    <style:style style:name="T4" style:family="text">
      <style:text-properties officeooo:rsid="00105d8e"/>
    </style:style>
    <style:style style:name="T5" style:family="text">
      <style:text-properties officeooo:rsid="0011140e"/>
    </style:style>
    <style:style style:name="T6" style:family="text">
      <style:text-properties officeooo:rsid="0011ffe9"/>
    </style:style>
    <style:style style:name="T7" style:family="text">
      <style:text-properties fo:color="#21409a" officeooo:rsid="0012746a"/>
    </style:style>
    <style:style style:name="T8" style:family="text">
      <style:text-properties fo:color="#21409a" officeooo:rsid="00136ecd"/>
    </style:style>
    <style:style style:name="T9" style:family="text">
      <style:text-properties fo:color="#21409a" officeooo:rsid="001447ab"/>
    </style:style>
    <style:style style:name="T10" style:family="text">
      <style:text-properties officeooo:rsid="0012746a"/>
    </style:style>
    <style:style style:name="T11" style:family="text">
      <style:text-properties officeooo:rsid="00136ecd"/>
    </style:style>
    <style:style style:name="T12" style:family="text">
      <style:text-properties officeooo:rsid="001447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ristopher J Sewell CE2336.002 Pseudocode Project 5</text:p>
      <text:p text:style-name="P11">kjs170430</text:p>
      <text:p text:style-name="P1"/>
      <text:p text:style-name="P1">Model</text:p>
      <text:p text:style-name="P1"><text:tab/>Graph-Weighted. Construct w/ </text:p>
      <text:p text:style-name="P1"><text:tab/><text:tab/>-planet list of vertices </text:p>
      <text:p text:style-name="P1"><text:tab/><text:tab/>-edge list of weightededges</text:p>
      <text:p text:style-name="P1"><text:tab/>Pilot-<text:span text:style-name="T5">LinkedList</text:span>. Construct w/ default. Populate w/ <text:span text:style-name="T6">(use java base LinkedList)</text:span></text:p>
      <text:p text:style-name="P5"><text:tab/><text:tab/>-<text:span text:style-name="T6">Pilot pilot = new Pilot()</text:span></text:p>
      <text:p text:style-name="P5"><text:tab/><text:tab/>-<text:span text:style-name="T6">list.</text:span>add(<text:span text:style-name="T6">pilot</text:span>)</text:p>
      <text:p text:style-name="P1"><text:tab/><text:tab/>-<text:span text:style-name="T6">pilot.getVertices().add(int)</text:span></text:p>
      <text:p text:style-name="P1"><text:tab/><text:span text:style-name="T5">Pilot- members{double length, bool valid, list&lt;int&gt; vertices, String name, bool sortAlpha}</text:span></text:p>
      <text:p text:style-name="P6"><text:tab/><text:tab/><text:span text:style-name="T5">functions{<text:tab/>String toString(),</text:span></text:p>
      <text:p text:style-name="P6"><text:span text:style-name="T5"><text:tab/><text:tab/><text:tab/><text:tab/>int compareTo(Pilot p),</text:span></text:p>
      <text:p text:style-name="P6"><text:tab/><text:tab/><text:tab/><text:tab/><text:span text:style-name="T11">double getLength(int start, int end),</text:span></text:p>
      <text:p text:style-name="P6"><text:tab/><text:tab/><text:tab/><text:tab/><text:span text:style-name="T11">void calculateLength(),</text:span></text:p>
      <text:p text:style-name="P6"><text:span text:style-name="T5"><text:tab/><text:tab/><text:tab/><text:tab/>getters,setters}</text:span></text:p>
      <text:p text:style-name="P1"/>
      <text:p text:style-name="P1">View</text:p>
      <text:p text:style-name="P1"><text:tab/><text:span text:style-name="T1">InputFile – for a given file name, open, and return a stream of Strings, from file lines.</text:span></text:p>
      <text:p text:style-name="P1"><text:tab/><text:tab/>-<text:span text:style-name="T1">verifies that filepath is valid</text:span></text:p>
      <text:p text:style-name="P1"><text:tab/><text:tab/>-<text:span text:style-name="T1">can be opened and read from.</text:span></text:p>
      <text:p text:style-name="P2"><text:tab/><text:span text:style-name="T1">OutputFile – for a given file name, open, and write(append) data to the file. </text:span></text:p>
      <text:p text:style-name="P2"><text:span text:style-name="T1"><text:tab/><text:tab/>-First open creates fresh file on init of class.</text:span></text:p>
      <text:p text:style-name="P2"><text:tab/><text:tab/>-<text:span text:style-name="T1">controller can write to file at anypoint.</text:span></text:p>
      <text:p text:style-name="P2"/>
      <text:p text:style-name="P1">Controller – <text:span text:style-name="T12">Single Class linear logic</text:span></text:p>
      <text:p text:style-name="P3"><text:tab/>-<text:span text:style-name="T2">Create graph, pilot-LinkedList, inputfile, outputfile.</text:span></text:p>
      <text:p text:style-name="P7"><text:tab/>-<text:span text:style-name="T2">Open first input file “galaxy.txt” to populate graph. </text:span></text:p>
      <text:p text:style-name="P7"><text:span text:style-name="T2"><text:tab/>Generates a stream.forEach(Controller::populateEdges); //“str → populateEdges(str)”</text:span></text:p>
      <text:p text:style-name="P1"><text:tab/><text:tab/><text:span text:style-name="T7">void populateEdges(String toSplit)</text:span></text:p>
      <text:p text:style-name="P1"><text:tab/><text:tab/>-<text:span text:style-name="T2">for each string.split(“ “). split[0] is vertex name</text:span></text:p>
      <text:p text:style-name="P7"><text:tab/><text:tab/>-<text:span text:style-name="T3">each split after is an edge- vertName,weight </text:span></text:p>
      <text:p text:style-name="P7"><text:span text:style-name="T3"><text:tab/><text:tab/><text:tab/>create: getVert(split[0]).addedge(split[0],split[1,3,5],split[2,4,6]);</text:span></text:p>
      <text:p text:style-name="P7"><text:tab/><text:tab/><text:tab/><text:span text:style-name="T10">i % 2 == 0 &amp;&amp; i !=0 , i % 2 == 1 &amp;&amp; i != 0 while i &lt; split.length()</text:span></text:p>
      <text:p text:style-name="P1"><text:tab/><text:tab/>-<text:span text:style-name="T3">edges can be added without vertex being created initially.</text:span></text:p>
      <text:p text:style-name="P1"><text:tab/>-<text:span text:style-name="T3">Check for edges with no vertice references. (shouldn’t be needed. As file is “valid”)</text:span></text:p>
      <text:p text:style-name="P4"><text:tab/></text:p>
      <text:p text:style-name="P4"><text:tab/>-<text:span text:style-name="T2">Open second input file “pilot_routes.txt” to populate pilot-list.</text:span></text:p>
      <text:p text:style-name="P1"><text:tab/>-<text:span text:style-name="T3">pilot add using existing name logic from prior project.</text:span></text:p>
      <text:p text:style-name="P1"><text:tab/>-<text:span text:style-name="T3">change tuple to simple integer to represent vertices.</text:span></text:p>
      <text:p text:style-name="P1"><text:tab/>-<text:span text:style-name="T4">Area logic is no longer needed will not be reused.</text:span></text:p>
      <text:p text:style-name="P1"><text:tab/>-<text:span text:style-name="T4">for each pilot try to calculate shortest path &amp; length.</text:span></text:p>
      <text:p text:style-name="P1"><text:tab/><text:tab/><text:span text:style-name="T9">d</text:span><text:span text:style-name="T8">ouble getLength(int start, int end)</text:span></text:p>
      <text:p text:style-name="P3"><text:tab/><text:tab/><text:tab/>-<text:span text:style-name="T4">get ShortestPathTree spt for the first vertice(start). </text:span></text:p>
      <text:p text:style-name="P8"><text:span text:style-name="T4"><text:tab/><text:tab/><text:tab/>-Add the length for spt.getCost(end) </text:span></text:p>
      <text:p text:style-name="P8"><text:span text:style-name="T4"><text:tab/><text:tab/><text:tab/><text:tab/>if it isnt infinite to length return double. <text:s/></text:span></text:p>
      <text:p text:style-name="P8"><text:span text:style-name="T4"><text:tab/><text:tab/><text:tab/><text:tab/>If it is infinite path is not valid setValid(false) &amp; return double.infinite.</text:span></text:p>
      <text:p text:style-name="P9"><text:tab/><text:tab/></text:p>
      <text:p text:style-name="P9"><text:soft-page-break/><text:span text:style-name="T8"><text:tab/><text:tab/>void calculateLength()</text:span><text:tab/><text:tab/></text:p>
      <text:p text:style-name="P8"><text:span text:style-name="T11"><text:tab/><text:tab/><text:tab/>while(valid &amp;&amp; pilot.vertices.hasNext()) </text:span></text:p>
      <text:p text:style-name="P8"><text:span text:style-name="T11"><text:tab/><text:tab/><text:tab/><text:tab/>length += getLength(current, current.getNext());</text:span></text:p>
      <text:p text:style-name="P3"><text:tab/><text:tab/><text:tab/>-<text:span text:style-name="T4">Repeat cost calculate for each vertice in pilot. Summing the cost with length <text:tab/><text:tab/><text:tab/><text:tab/><text:tab/>each time.</text:span></text:p>
      <text:p text:style-name="P3"><text:tab/>-<text:span text:style-name="T5">store both validity and length in pilot object</text:span></text:p>
      <text:p text:style-name="P3"><text:tab/></text:p>
      <text:p text:style-name="P4"><text:tab/>-<text:span text:style-name="T5">stable sort (mergesort,block,cube,insetion) alphabeticly, then by length. </text:span></text:p>
      <text:p text:style-name="P4"><text:span text:style-name="T5"><text:tab/><text:tab/>This will give a full list by length then alpha sorted.</text:span></text:p>
      <text:p text:style-name="P4"><text:tab/><text:tab/><text:span text:style-name="T12">Default java list calls for a comparator but has a stable mergesort by default.</text:span></text:p>
      <text:p text:style-name="P1"><text:tab/>-<text:span text:style-name="T5">for each in pilot list. pilot.toString into outputfile if pilot.isValidPath()</text:span></text:p>
      <text:p text:style-name="P1"><text:tab/>-<text:span text:style-name="T5">for each in pilot list. Pilot.toString into outputfile if not pilot.isValidPath()</text:span></text:p>
      <text:p text:style-name="P1"/>
      <text:p text:style-name="P10">Main will contain creation of controller, filenames, cleanup(if any) and exception handl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1:47:26.617867320</meta:creation-date>
    <dc:date>2018-04-14T23:53:46.981522406</dc:date>
    <meta:editing-duration>PT6M7S</meta:editing-duration>
    <meta:editing-cycles>1</meta:editing-cycles>
    <meta:document-statistic meta:table-count="0" meta:image-count="0" meta:object-count="0" meta:page-count="2" meta:paragraph-count="58" meta:word-count="387" meta:character-count="2834" meta:non-whitespace-character-count="2377"/>
    <meta:generator>LibreOffice/6.0.2.1.0$Linux_X86_64 LibreOffice_project/00m0$Build-1</meta:generator>
  </office:meta>
</office:document-meta>
</file>